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5.00%" fo:text-align="left" fo:margin-bottom="6.00pt"/>
    </style:style>
    <style:style style:name="P2" style:family="paragraph">
      <style:paragraph-properties fo:line-height="100.00%" fo:text-align="left" fo:margin-bottom="6.00pt"/>
    </style:style>
    <style:style style:name="P3" style:family="paragraph">
      <style:paragraph-properties fo:line-height="105.00%" fo:text-align="left" fo:margin-bottom="6.00pt"/>
    </style:style>
    <style:style style:name="P4" style:family="paragraph">
      <style:paragraph-properties fo:line-height="100.00%" fo:text-align="left" fo:margin-bottom="6.00pt"/>
    </style:style>
    <style:style style:name="P5" style:family="paragraph">
      <style:paragraph-properties fo:line-height="105.00%" fo:text-align="left" fo:margin-bottom="6.00pt"/>
    </style:style>
    <style:style style:name="P6" style:family="paragraph">
      <style:paragraph-properties fo:line-height="100.00%" fo:text-align="left" fo:margin-bottom="6.00pt"/>
    </style:style>
    <style:style style:name="P7" style:family="paragraph">
      <style:paragraph-properties fo:line-height="105.00%" fo:text-align="left" fo:margin-bottom="6.00pt"/>
    </style:style>
    <style:style style:name="P8" style:family="paragraph">
      <style:paragraph-properties fo:line-height="100.00%" fo:text-align="left" fo:margin-bottom="6.00pt"/>
    </style:style>
    <style:style style:name="P9" style:family="paragraph">
      <style:paragraph-properties fo:line-height="105.00%" fo:text-align="left" fo:margin-bottom="6.00pt"/>
    </style:style>
    <style:style style:name="P10" style:family="paragraph">
      <style:paragraph-properties fo:line-height="100.00%" fo:text-align="left" fo:margin-left="0.00pt" fo:text-indent="-18.00pt" fo:margin-bottom="6.00pt"/>
    </style:style>
    <style:style style:name="P11" style:family="paragraph">
      <style:paragraph-properties fo:line-height="105.00%" fo:text-align="left" fo:margin-left="0.00pt" fo:text-indent="-18.00pt" fo:margin-bottom="6.00pt"/>
    </style:style>
    <style:style style:name="P12" style:family="paragraph">
      <style:paragraph-properties fo:line-height="105.00%" fo:text-align="left" fo:margin-bottom="6.00pt"/>
    </style:style>
    <style:style style:name="P13" style:family="paragraph">
      <style:paragraph-properties fo:line-height="105.00%" fo:text-align="left" fo:margin-bottom="6.00pt"/>
    </style:style>
    <style:style style:name="P14" style:family="paragraph">
      <style:paragraph-properties fo:line-height="105.00%" fo:text-align="left" fo:margin-bottom="6.00pt"/>
    </style:style>
  </office:automatic-styles>
  <office:body>
    <office:text>
      <text:p text:style-name="P1"><text:span text:style-name="T1">Protokoll vom 30.11.2017</text:span></text:p>
      <text:p text:style-name="P1"><text:span text:style-name="T2"/></text:p>
      <text:p text:style-name="P1"><text:span text:style-name="T3">4. Coachingtermin</text:span></text:p>
      <text:p text:style-name="P2"><text:span text:style-name="T4"/></text:p>
      <text:p text:style-name="P3"><text:span text:style-name="T5">SWE WS2017/18 Gruppe A8<text:line-break/><text:line-break/>Coach: Christian Kaiser</text:span></text:p>
      <text:p text:style-name="P4"><text:span text:style-name="T6"/></text:p>
      <text:p text:style-name="P5"><text:span text:style-name="T7">Protokollführer: Nils Kochendörfer</text:span></text:p>
      <text:p text:style-name="P6"><text:span text:style-name="T8"/></text:p>
      <text:p text:style-name="P7"><text:span text:style-name="T9">Anwesenheit:</text:span></text:p>
      <text:p text:style-name="P8"><text:span text:style-name="T10">Coach:<text:tab/><text:tab/><text:tab/><text:tab/><text:tab/>Christian Kaiser</text:span></text:p>
      <text:p text:style-name="P8"><text:span text:style-name="T10">Projektmanagement:<text:tab/><text:tab/><text:tab/>Jana Eschwaltrup</text:span></text:p>
      <text:p text:style-name="P8"><text:span text:style-name="T10">Technologiemanagement:<text:tab/><text:tab/>Nils Kochendörfer</text:span></text:p>
      <text:p text:style-name="P8"><text:span text:style-name="T10">Vertriebsmanagement:<text:tab/><text:tab/>Marin Jukic</text:span></text:p>
      <text:p text:style-name="P8"><text:span text:style-name="T10">Qualitätsmanagement: <text:tab/><text:tab/>Jonas Kau</text:span></text:p>
      <text:p text:style-name="P9"><text:span text:style-name="T10">Nicht anwesend:<text:tab/><text:tab/><text:tab/>Marcel Ochsendorf,<text:s/></text:span><text:span text:style-name="T11">Tobias Arndt, Calvin Flatt</text:span><text:span text:style-name="T12"/></text:p>
      <text:p text:style-name="P9"><text:span text:style-name="T13"/></text:p>
      <text:p text:style-name="P9"><text:span text:style-name="T14">Ablauf</text:span></text:p>
      <text:p text:style-name="P10"><text:span text:style-name="T15"><text:tab/>1.<text:tab/>Feststellung der Anwesenheit</text:span></text:p>
      <text:p text:style-name="P10"><text:span text:style-name="T15"><text:tab/>2.<text:tab/>Bericht des ProjektmanagementsVertreten durch Jana Eschwaltrup</text:span></text:p>
      <text:p text:style-name="P11"><text:span text:style-name="T15"><text:tab/>3.<text:tab/>Bericht des Qualitätsmanagements Vertreten durch Jonas Kau</text:span></text:p>
      <text:p text:style-name="P11"><text:span text:style-name="T15"><text:tab/>4.<text:tab/>Besprechung Stand und Abwesenheit von mehreren Gruppenmitgliedern</text:span></text:p>
      <text:p text:style-name="P12"><text:span text:style-name="T15"><text:line-break/></text:span><text:span text:style-name="T16">Vortrag Projektmanagement:</text:span></text:p>
      <text:p text:style-name="P12"><text:span text:style-name="T17">1. Es wurde auf die Aktivitäten der letzten Woche eingegangen<text:line-break/>2. Es wurde auf die diese Woche geplanten Aktivitäten eingegangen<text:line-break/>3. GANTT: Projekt geht voran, wegen fehlerhafter Formatierung im Lastenheft musste ein Kundengespräch verschoben werden. Inhaltlich ist das Lastenheft OK<text:line-break/>4. Der Stand entsprach demnach nicht genau dem geplanten, die Ampel ist gelb<text:line-break/>5. Mangelnde Kommunikation hat diese Woche für einen langsemeren Arbeitsprozess gesorgt</text:span></text:p>
      <text:p text:style-name="P12"><text:span text:style-name="T18"/></text:p>
      <text:p text:style-name="P12"><text:span text:style-name="T19">Vortrag QM:</text:span><text:span text:style-name="T20"><text:s/></text:span></text:p>
      <text:p text:style-name="P12"><text:span text:style-name="T20">1. Lastenheft inhaltlich OK, aber wegen falscher Formatierung wollte sich die Kundengruppe das Lastenheft nicht einmal anschauen.<text:line-break/>2. Einige texte müssen angepasst werden: muss/sollte/wird anstelle von muss/sollte/kann<text:line-break/>3. Nur ein Use-Case pro Aktivitätsdiagramm<text:line-break/>4. eigene von uns getroffene Entscheidungen bei Use-Cases und Aktivitätsdiagrammen waren nicht korrekt, genaues Befolgen der Vorlagen ist zu beachten<text:line-break/></text:span></text:p>
      <text:p text:style-name="P12"><text:span text:style-name="T20">(weitere Details in der entsprechenden Präsentation)</text:span></text:p>
      <text:p text:style-name="P12"><text:span text:style-name="T21"/></text:p>
      <text:p text:style-name="P13"><text:span text:style-name="T22">Feedback/Fragen:</text:span></text:p>
      <text:p text:style-name="P14"><text:span text:style-name="T23">1. Hinweis dass wegen des unentschuldigten Fehlens zweier Gruppenmitglieder Herr Siepmann informiert wird. Wahrscheinlich ist eine Zusatzaufgabe für die unentschuldigt Fehlenden.<text:line-break/>2. Nochmaliger Hinweis dass sich exakt an die in der Vorlesung gegebenen Beispiele gehalten werden soll<text:line-break/>3. Genaue Differenzierung bei Beschreibung des Projekt im Lastenheft: zum Beispiel Trennung von Geschäftskunde und Privatkunde in den Use-Cases<text:line-break/>4. Wie stellt man die Qualität der Arbeit sicher: Einigung auf gleiche Software (openOffice, Word, Notepad) ist wichtig, immer alles von Gruppenmitgliedern welche nicht an dem Aufgabenteil beteiligt waren korrekturlesen lassen um Betriebsblindheit zu vermeiden.<text:line-break/>5. Es soll sich genau an den Ablauf des Rollenspiels gehalten werden, pünktlich sein, Zusagen einhalten, allgemein: Projekt ernst nehmen!</text:span><text:span text:style-name="T24"><text:line-break/><text:line-break/></text:span><text:span text:style-name="T25">Aktivitäten nächste Woche:<text:line-break/><text:line-break/></text:span><text:span text:style-name="T26">Da bis zum 08.12.2017 die finale Version des Lastenhefts vorliegen muss, werden sich alle an der Verbesserung der Formatierung des Lastenhefts beteiligen.<text:line-break/>Hinweis: sollte der Termin nicht eingehalten werden können, sofort mit dem Coach in Verbindung setzen<text:line-break/><text:line-break/>Allgemeine Aufgabenverteilung für die Implementierung steht vorläufig fest, nach Abgabe des Lastenhefts wird die Implementierung unter Umständen auch schon in der nächsten Woche, beginnen.<text:line-break/><text:line-break/><text:s/></text:span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